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C8CD8E278F69A5F1.jpg" manifest:media-type="image/jpeg"/>
  <manifest:file-entry manifest:full-path="Pictures/10000000000005E8000004174B13EA1DCEFE1E8F.jpg" manifest:media-type="image/jpeg"/>
  <manifest:file-entry manifest:full-path="Pictures/1000000000000138000000FFC9C3526948484A8D.jpg" manifest:media-type="image/jpeg"/>
  <manifest:file-entry manifest:full-path="Pictures/10000201000001C2000001C231879DBE34F88730.png" manifest:media-type="image/png"/>
  <manifest:file-entry manifest:full-path="Pictures/100000000000019000000109C123E028A18D499F.jpg" manifest:media-type="image/jpeg"/>
  <manifest:file-entry manifest:full-path="Pictures/10000000000002DF00000320B48579B85D2ACE04.jpg" manifest:media-type="image/jpeg"/>
  <manifest:file-entry manifest:full-path="Pictures/1000000000000258000002581D312AE150AA8945.jpg" manifest:media-type="image/jpeg"/>
  <manifest:file-entry manifest:full-path="Pictures/10000000000000F5000001904D5B9B2DA92511A4.jpg" manifest:media-type="image/jpeg"/>
  <manifest:file-entry manifest:full-path="Pictures/100000000000028A0000018103BAB4EF960E24A2.jpg" manifest:media-type="image/jpeg"/>
  <manifest:file-entry manifest:full-path="Pictures/100000000000014000000140A0031F2D887C5883.jpg" manifest:media-type="image/jpeg"/>
  <manifest:file-entry manifest:full-path="Pictures/100000000000010E000000DCB53AC280EF55FCF9.jpg" manifest:media-type="image/jpeg"/>
  <manifest:file-entry manifest:full-path="Pictures/10000000000001BC0000011A23DC2CFD9AD1DD94.jpg" manifest:media-type="image/jpeg"/>
  <manifest:file-entry manifest:full-path="Pictures/100000000000028A000001B1C619127521FC2C64.jpg" manifest:media-type="image/jpeg"/>
  <manifest:file-entry manifest:full-path="Pictures/100000000000027E00000189A3F815E7D50839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66ff" fo:min-height="1.526cm" draw:shadow="visible" draw:shadow-offset-x="0.212cm" draw:shadow-offset-y="0.212cm" draw:shadow-color="#333333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2.241cm" fo:min-width="26.62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1.171cm" fo:min-width="4.2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141cm" fo:min-width="20.7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1.271cm" fo:min-width="4.2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solid" draw:fill-color="#0066ff"/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weight="normal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size="40pt" fo:font-weight="normal"/>
    </style:style>
    <style:style style:name="P7" style:family="paragraph">
      <style:paragraph-properties fo:text-align="center"/>
    </style:style>
    <style:style style:name="T1" style:family="text"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000000" style:text-outline="false" style:text-line-through-style="none" style:text-line-through-type="none" style:text-position="0% 100%" fo:font-size="40pt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9.999cm" svg:height="27.697cm" svg:x="1.001cm" svg:y="1cm">
          <draw:image xlink:href="Pictures/10000000000005E8000004174B13EA1DCEFE1E8F.jpg" xlink:type="simple" xlink:show="embed" xlink:actuate="onLoad">
            <text:p/>
          </draw:image>
        </draw:frame>
        <draw:frame draw:style-name="gr1" draw:text-style-name="P1" draw:layer="layout" svg:width="5cm" svg:height="5cm" svg:x="35.146cm" svg:y="2.106cm">
          <draw:image xlink:href="Pictures/10000201000001C2000001C231879DBE34F88730.png" xlink:type="simple" xlink:show="embed" xlink:actuate="onLoad">
            <text:p/>
          </draw:image>
        </draw:frame>
        <draw:frame draw:style-name="gr2" draw:text-style-name="P3" draw:layer="layout" svg:width="7.2cm" svg:height="1.776cm" svg:x="32.501cm" svg:y="26.03cm">
          <draw:text-box>
            <text:p text:style-name="P2"><text:span text:style-name="T1">Saiba Mais</text:span></text:p>
          </draw:text-box>
        </draw:frame>
        <draw:custom-shape draw:style-name="gr3" draw:text-style-name="P5" draw:layer="layout" svg:width="27.12cm" svg:height="2.5cm" svg:x="6cm" svg:y="3.871cm">
          <text:p text:style-name="P4"><text:span text:style-name="T2">Manutenção MultiMarc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5" draw:layer="layout" svg:width="4.7cm" svg:height="1.43cm" svg:x="4cm" svg:y="18.3cm">
          <text:p text:style-name="P6"><text:span text:style-name="T3">IHM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5" draw:layer="layout" svg:width="21.2cm" svg:height="4.4cm" svg:x="17.665cm" svg:y="20.5cm">
          <text:p text:style-name="P6"><text:span text:style-name="T3">Inversores de Frequência</text:span></text:p>
          <text:p text:style-name="P6"><text:span text:style-name="T3">Servomotor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7" draw:layer="layout" svg:width="6cm" svg:height="6.99cm" svg:x="32.5cm" svg:y="7.7cm">
          <draw:image xlink:href="Pictures/10000000000002DF00000320B48579B85D2ACE04.jpg" xlink:type="simple" xlink:show="embed" xlink:actuate="onLoad">
            <text:p/>
          </draw:image>
        </draw:frame>
        <draw:frame draw:style-name="gr6" draw:text-style-name="P7" draw:layer="layout" svg:width="6cm" svg:height="5.11cm" svg:x="32.5cm" svg:y="15cm">
          <draw:image xlink:href="Pictures/1000000000000138000000FFC9C3526948484A8D.jpg" xlink:type="simple" xlink:show="embed" xlink:actuate="onLoad">
            <text:p/>
          </draw:image>
        </draw:frame>
        <draw:frame draw:style-name="gr6" draw:text-style-name="P7" draw:layer="layout" svg:width="6.106cm" svg:height="4.045cm" svg:x="18.5cm" svg:y="16cm">
          <draw:image xlink:href="Pictures/100000000000019000000109C123E028A18D499F.jpg" xlink:type="simple" xlink:show="embed" xlink:actuate="onLoad">
            <text:p/>
          </draw:image>
        </draw:frame>
        <draw:frame draw:style-name="gr6" draw:text-style-name="P7" draw:layer="layout" svg:width="6cm" svg:height="5.79cm" svg:x="25.5cm" svg:y="7.3cm">
          <draw:image xlink:href="Pictures/100000000000014000000140A0031F2D887C5883.jpg" xlink:type="simple" xlink:show="embed" xlink:actuate="onLoad">
            <text:p/>
          </draw:image>
        </draw:frame>
        <draw:frame draw:style-name="gr6" draw:text-style-name="P7" draw:layer="layout" svg:width="4.4cm" svg:height="7.184cm" svg:x="19.5cm" svg:y="7.3cm">
          <draw:image xlink:href="Pictures/10000000000000F5000001904D5B9B2DA92511A4.jpg" xlink:type="simple" xlink:show="embed" xlink:actuate="onLoad">
            <text:p/>
          </draw:image>
        </draw:frame>
        <draw:frame draw:style-name="gr6" draw:text-style-name="P7" draw:layer="layout" svg:width="6cm" svg:height="6.2cm" svg:x="25.5cm" svg:y="13.9cm">
          <draw:image xlink:href="Pictures/1000000000000258000002581D312AE150AA8945.jpg" xlink:type="simple" xlink:show="embed" xlink:actuate="onLoad">
            <text:p/>
          </draw:image>
        </draw:frame>
        <draw:frame draw:style-name="gr6" draw:text-style-name="P7" draw:layer="layout" svg:width="6cm" svg:height="4.25cm" svg:x="10.16cm" svg:y="17.5cm">
          <draw:image xlink:href="Pictures/100000000000032000000258C8CD8E278F69A5F1.jpg" xlink:type="simple" xlink:show="embed" xlink:actuate="onLoad">
            <text:p/>
          </draw:image>
        </draw:frame>
        <draw:frame draw:style-name="gr6" draw:text-style-name="P7" draw:layer="layout" svg:width="5.67cm" svg:height="5cm" svg:x="3.5cm" svg:y="21cm">
          <draw:image xlink:href="Pictures/100000000000010E000000DCB53AC280EF55FCF9.jpg" xlink:type="simple" xlink:show="embed" xlink:actuate="onLoad">
            <text:p/>
          </draw:image>
        </draw:frame>
        <draw:frame draw:style-name="gr6" draw:text-style-name="P7" draw:layer="layout" svg:width="6.17cm" svg:height="4cm" svg:x="10.2cm" svg:y="23cm">
          <draw:image xlink:href="Pictures/10000000000001BC0000011A23DC2CFD9AD1DD94.jpg" xlink:type="simple" xlink:show="embed" xlink:actuate="onLoad">
            <text:p/>
          </draw:image>
        </draw:frame>
        <draw:frame draw:style-name="gr6" draw:text-style-name="P7" draw:layer="layout" svg:width="7cm" svg:height="4.64cm" svg:x="10cm" svg:y="7.5cm">
          <draw:image xlink:href="Pictures/100000000000028A000001B1C619127521FC2C64.jpg" xlink:type="simple" xlink:show="embed" xlink:actuate="onLoad">
            <text:p/>
          </draw:image>
        </draw:frame>
        <draw:frame draw:style-name="gr6" draw:text-style-name="P7" draw:layer="layout" svg:width="7cm" svg:height="4.59cm" svg:x="10cm" svg:y="11.11cm">
          <draw:image xlink:href="Pictures/100000000000028A0000018103BAB4EF960E24A2.jpg" xlink:type="simple" xlink:show="embed" xlink:actuate="onLoad">
            <text:p/>
          </draw:image>
        </draw:frame>
        <draw:frame draw:style-name="gr6" draw:text-style-name="P7" draw:layer="layout" svg:width="6cm" svg:height="3.69cm" svg:x="3cm" svg:y="11.5cm">
          <draw:image xlink:href="Pictures/100000000000027E00000189A3F815E7D50839F6.jpg" xlink:type="simple" xlink:show="embed" xlink:actuate="onLoad">
            <text:p/>
          </draw:image>
        </draw:frame>
        <draw:custom-shape draw:style-name="gr7" draw:text-style-name="P5" draw:layer="layout" svg:width="4.7cm" svg:height="1.53cm" svg:x="3.5cm" svg:y="8.4cm">
          <text:p text:style-name="P6"><text:span text:style-name="T3">CLP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1:22:39.509000000</meta:creation-date>
    <dc:date>2017-05-16T18:08:21.180000000</dc:date>
    <meta:editing-duration>PT2H45M11S</meta:editing-duration>
    <meta:editing-cycles>35</meta:editing-cycles>
    <meta:generator>LibreOffice/5.2.6.2$Windows_x86 LibreOffice_project/a3100ed2409ebf1c212f5048fbe377c281438fdc</meta:generator>
    <meta:document-statistic meta:object-count="19"/>
  </office:meta>
</office:document-meta>
</file>